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7cec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7cecd" officeooo:paragraph-rsid="0017cec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cecd" officeooo:paragraph-rsid="0017cec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 officeooo:rsid="0017cecd" officeooo:paragraph-rsid="0017cec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text-underline-style="none" officeooo:rsid="0019659c" officeooo:paragraph-rsid="0019659c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9659c" officeooo:paragraph-rsid="0019659c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7cecd" officeooo:paragraph-rsid="0017cec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a41ab" officeooo:paragraph-rsid="001a41ab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7cec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loext:padding="0.049cm" loext:border="0.06pt solid #d9d9e3"/>
    </style:style>
    <style:style style:name="T5" style:family="text">
      <style:text-properties style:font-name="Cantarell" officeooo:rsid="0017cecd"/>
    </style:style>
    <style:style style:name="T6" style:family="text">
      <style:text-properties officeooo:rsid="0019659c"/>
    </style:style>
    <style:style style:name="T7" style:family="text">
      <style:text-properties officeooo:rsid="001a4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</text:p>
      <text:p text:style-name="P3">Camara</text:p>
      <text:p text:style-name="P3">DBE</text:p>
      <text:p text:style-name="P3"/>
      <text:p text:style-name="P3">IDE : Sublime Text,<text:span text:style-name="T7">vscode</text:span></text:p>
      <text:p text:style-name="P3"/>
      <text:p text:style-name="P9">Explication : plus facile d’utilisation ,compilateur java préinstalle,couleur vife</text:p>
      <text:p text:style-name="P3"/>
      <text:p text:style-name="P3">TD Java Fête</text:p>
      <text:p text:style-name="P3"/>
      <text:p text:style-name="P4">EXO1</text:p>
      <text:p text:style-name="P4"/>
      <text:p text:style-name="P5">Exercice 1</text:p>
      <text:p text:style-name="P5">Quel est l’affichage produit par le programme suivant?</text:p>
      <text:p text:style-name="P5"/>
      <text:p text:style-name="P5"><text:s/>class Test <text:span text:style-name="T6">{</text:span></text:p>
      <text:p text:style-name="P5">public static void echange(int i, int j) {</text:p>
      <text:p text:style-name="P5">int aux = i;</text:p>
      <text:p text:style-name="P5">i = j;</text:p>
      <text:p text:style-name="P5">j = aux;</text:p>
      <text:p text:style-name="P6">}</text:p>
      <text:p text:style-name="P5">public static void main(String[] args) {</text:p>
      <text:p text:style-name="P5">int a = 1;</text:p>
      <text:p text:style-name="P5">int b = 2;</text:p>
      <text:p text:style-name="P5">echange(a,b);</text:p>
      <text:p text:style-name="P5">System.out.println("a = " + a);</text:p>
      <text:p text:style-name="P5">System.out.println("b = " + b);</text:p>
      <text:p text:style-name="P5">}</text:p>
      <text:p text:style-name="P1"/>
      <text:p text:style-name="P7"><text:span text:style-name="T3">Reponse</text:span> :</text:p>
      <text:p text:style-name="P1"/>
      <text:p text:style-name="Standard">Les valeurs d<text:span text:style-name="T2">e</text:span> <text:span text:style-name="Source_20_Text"><text:span text:style-name="T4">a</text:span></text:span> et <text:span text:style-name="Source_20_Text"><text:span text:style-name="T4">b</text:span></text:span> dans la méthode <text:span text:style-name="Source_20_Text"><text:span text:style-name="T4">main</text:span></text:span> resteront inchangées après l'appel de la méthode <text:span text:style-name="Source_20_Text"><text:span text:style-name="T4">echange</text:span></text:span><text:span text:style-name="Source_20_Text"> </text:span><text:span text:style-name="Source_20_Text"><text:span text:style-name="T2">c</text:span></text:span><text:span text:style-name="Source_20_Text"><text:span text:style-name="T5">ar les valeurs ne sont pas retouner.</text:span></text:span></text:p>
      <text:p text:style-name="P2"><text:span text:style-name="T1">a</text:span> = <text:span text:style-name="T1">1</text:span> </text:p>
      <text:p text:style-name="P2"><text:span text:style-name="T1">b</text:span> = <text:span text:style-name="T1">2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26:55.747391763</meta:creation-date>
    <dc:date>2024-01-16T20:37:07.976373460</dc:date>
    <meta:editing-duration>PT2H59M23S</meta:editing-duration>
    <meta:editing-cycles>3</meta:editing-cycles>
    <meta:generator>LibreOffice/7.6.3.2$Linux_X86_64 LibreOffice_project/4fe86607b5ac922e55f140471fda9b60bdaa980d</meta:generator>
    <meta:document-statistic meta:table-count="0" meta:image-count="0" meta:object-count="0" meta:page-count="1" meta:paragraph-count="26" meta:word-count="111" meta:character-count="578" meta:non-whitespace-character-count="491"/>
  </office:meta>
</office:document-meta>
</file>